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svg:stroke-width="0cm" svg:stroke-color="#000000" draw:marker-start-width="0.2cm" draw:marker-end-width="0.2cm" draw:fill="solid" draw:fill-color="#eeeeee" fo:min-height="1.57cm" fo:padding-top="-0.05cm" fo:padding-bottom="-0.05cm" fo:padding-left="-0.05cm" fo:padding-right="-0.05cm"/>
      <style:paragraph-properties style:writing-mode="lr-tb"/>
    </style:style>
    <style:style style:name="P1" style:family="paragraph">
      <loext:graphic-properties draw:fill="solid" draw:fill-color="#eeeeee"/>
    </style:style>
  </office:automatic-styles>
  <office:body>
    <office:spreadsheet>
      <table:calculation-settings table:automatic-find-labels="false"/>
      <table:table table:name="f2gt_drive" table:style-name="ta1">
        <table:shapes>
          <draw:frame draw:z-index="0" draw:name="Textrahmen 1" draw:style-name="gr1" draw:text-style-name="P1" svg:width="3.685cm" svg:height="1.47cm" svg:x="15.42cm" svg:y="0.602cm">
            <draw:text-box>
              <text:p>Outside temperature was 6 to 5 °C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nsor_id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yte6</text:p>
          </table:table-cell>
          <table:table-cell office:value-type="string" calcext:value-type="string">
            <text:p>byte7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lq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last_time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6.0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00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000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00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000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1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981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8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8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924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0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2507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0 b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25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97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1.98 bar</text:p>
          </table:table-cell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4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186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938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92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8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0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A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45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1 bar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3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1.98 b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7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413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8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0 bar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1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19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5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7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4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77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8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A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5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6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341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2 bar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98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23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3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40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46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6 bar</text:p>
          </table:table-cell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0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8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4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2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772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3 bar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65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8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42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7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5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32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1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5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5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5 b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32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88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C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31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6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54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8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7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72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1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3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02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8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2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51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72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2A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23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82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716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47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8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2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44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58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585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6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7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08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29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203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B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333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7 bar</text:p>
          </table:table-cell>
          <table:table-cell office:value-type="string" calcext:value-type="string">
            <text:p>C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243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2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B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25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6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974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6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7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4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994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2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997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18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09 bar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8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26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3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9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7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43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3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275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76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63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8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35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888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55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9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8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8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92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3 bar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A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2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A4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B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1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971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1C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1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7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15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1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43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0 bar</text:p>
          </table:table-cell>
          <table:table-cell office:value-type="string" calcext:value-type="string">
            <text:p>4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D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97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E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5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9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65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14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8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4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63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2 b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8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73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A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07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string" calcext:value-type="string">
            <text:p>6B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106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8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1 bar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75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3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4 bar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008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2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012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5246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887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125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110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204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07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754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801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892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569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0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644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9948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12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024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63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091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83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35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323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B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151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1523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3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772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58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C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70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555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3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559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4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115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C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201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6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134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45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46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4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895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655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785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895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091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0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1392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8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047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123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663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648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65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727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236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1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1344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8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321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678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5 bar</text:p>
          </table:table-cell>
          <table:table-cell office:value-type="string" calcext:value-type="string">
            <text:p>4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833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38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346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392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1439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842 ms</text:p>
          </table:table-cell>
        </table:table-row>
        <table:table-row table:style-name="ro1" table:visibility="filter">
          <table:table-cell office:value-type="string" calcext:value-type="string">
            <text:p>ID 0x67f0003</text:p>
          </table:table-cell>
          <table:table-cell office:value-type="string" calcext:value-type="string">
            <text:p>2.40 ba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1259 ms</text:p>
          </table:table-cell>
        </table:table-row>
        <table:table-row table:style-name="ro1" table:visibility="filter">
          <table:table-cell office:value-type="string" calcext:value-type="string">
            <text:p>ID 0x67f0004</text:p>
          </table:table-cell>
          <table:table-cell office:value-type="string" calcext:value-type="string">
            <text:p>2.38 bar</text:p>
          </table:table-cell>
          <table:table-cell office:value-type="string" calcext:value-type="string">
            <text:p>4A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0040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264 ms</text:p>
          </table:table-cell>
        </table:table-row>
        <table:table-row table:style-name="ro1" table:visibility="filter">
          <table:table-cell office:value-type="string" calcext:value-type="string">
            <text:p>ID 0x67f4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276 ms</text:p>
          </table:table-cell>
        </table:table-row>
        <table:table-row table:style-name="ro1">
          <table:table-cell office:value-type="string" calcext:value-type="string">
            <text:p>ID 0x67f40001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4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951 ms</text:p>
          </table:table-cell>
        </table:table-row>
        <table:table-row table:style-name="ro1" table:number-rows-repeated="10482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f2gt_drive.A1:f2gt_drive.J331" table:display-filter-buttons="true">
          <table:filter>
            <table:filter-and>
              <table:filter-condition table:value="ID 0x67f4000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0T14:04:37.076000000</dc:date>
    <meta:editing-duration>PT39M43S</meta:editing-duration>
    <meta:editing-cycles>5</meta:editing-cycles>
    <meta:generator>LibreOffice/7.4.7.2$Windows_X86_64 LibreOffice_project/723314e595e8007d3cf785c16538505a1c878ca5</meta:generator>
    <meta:document-statistic meta:table-count="1" meta:cell-count="3310" meta:object-count="1"/>
  </office:meta>
</office:document-meta>
</file>